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ultiAction.act( Redirector redirector , SourceResolver resolver , Map objectModel , String source , Parameters paramete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MultiAction.removePrefix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ultiAction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